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e8b02" officeooo:paragraph-rsid="000e8b02"/>
    </style:style>
    <style:style style:name="P2" style:family="paragraph" style:parent-style-name="Standard">
      <style:text-properties officeooo:rsid="0011b0a2" officeooo:paragraph-rsid="0011b0a2"/>
    </style:style>
    <style:style style:name="P3" style:family="paragraph" style:parent-style-name="Text_20_body">
      <style:text-properties officeooo:rsid="0013780d" officeooo:paragraph-rsid="0013780d"/>
    </style:style>
    <style:style style:name="P4" style:family="paragraph" style:parent-style-name="Text_20_body">
      <style:text-properties officeooo:rsid="001974d9" officeooo:paragraph-rsid="001974d9"/>
    </style:style>
    <style:style style:name="P5" style:family="paragraph" style:parent-style-name="Table_20_Contents">
      <style:text-properties officeooo:rsid="001264ff" officeooo:paragraph-rsid="001264ff"/>
    </style:style>
    <style:style style:name="P6" style:family="paragraph" style:parent-style-name="Table_20_Contents">
      <style:text-properties fo:font-weight="bold" officeooo:rsid="001264ff" officeooo:paragraph-rsid="001264ff" style:font-weight-asian="bold" style:font-weight-complex="bold"/>
    </style:style>
    <style:style style:name="P7" style:family="paragraph" style:parent-style-name="Table_20_Contents">
      <style:text-properties officeooo:rsid="0016be35" officeooo:paragraph-rsid="0016be35"/>
    </style:style>
    <style:style style:name="P8" style:family="paragraph" style:parent-style-name="Standard" style:list-style-name="L1">
      <style:text-properties officeooo:rsid="000e8b02" officeooo:paragraph-rsid="000e8b02"/>
    </style:style>
    <style:style style:name="P9" style:family="paragraph" style:parent-style-name="Standard" style:list-style-name="L1">
      <style:text-properties officeooo:rsid="0016be35" officeooo:paragraph-rsid="0016be35"/>
    </style:style>
    <style:style style:name="P10" style:family="paragraph" style:parent-style-name="Standard" style:list-style-name="L2">
      <style:text-properties officeooo:rsid="0016be35" officeooo:paragraph-rsid="0016be35"/>
    </style:style>
    <style:style style:name="P11" style:family="paragraph" style:parent-style-name="Standard" style:list-style-name="L2">
      <style:text-properties officeooo:rsid="0011b0a2" officeooo:paragraph-rsid="0011b0a2"/>
    </style:style>
    <style:style style:name="P12" style:family="paragraph" style:parent-style-name="Text_20_body" style:list-style-name="L3">
      <style:text-properties officeooo:rsid="0013780d" officeooo:paragraph-rsid="0013780d"/>
    </style:style>
    <style:style style:name="P13" style:family="paragraph" style:parent-style-name="Text_20_body" style:list-style-name="L4">
      <style:text-properties officeooo:rsid="0013780d" officeooo:paragraph-rsid="0013780d"/>
    </style:style>
    <style:style style:name="P14" style:family="paragraph" style:parent-style-name="Text_20_body" style:list-style-name="L5">
      <style:text-properties officeooo:rsid="0013780d" officeooo:paragraph-rsid="0013780d"/>
    </style:style>
    <style:style style:name="P15" style:family="paragraph" style:parent-style-name="Text_20_body" style:list-style-name="L6">
      <style:text-properties officeooo:rsid="0013780d" officeooo:paragraph-rsid="0013780d"/>
    </style:style>
    <style:style style:name="P16" style:family="paragraph" style:parent-style-name="Text_20_body" style:list-style-name="L7">
      <style:text-properties officeooo:rsid="001843dd" officeooo:paragraph-rsid="001843dd"/>
    </style:style>
    <style:style style:name="P17" style:family="paragraph" style:parent-style-name="Text_20_body" style:list-style-name="L4">
      <style:text-properties officeooo:rsid="001843dd" officeooo:paragraph-rsid="00212a7d"/>
    </style:style>
    <style:style style:name="P18" style:family="paragraph" style:parent-style-name="Text_20_body">
      <style:text-properties officeooo:rsid="001dfec4" officeooo:paragraph-rsid="001b3748"/>
    </style:style>
    <style:style style:name="P19" style:family="paragraph" style:parent-style-name="Text_20_body" style:list-style-name="L4">
      <style:text-properties officeooo:rsid="0013780d" officeooo:paragraph-rsid="0013780d" fo:background-color="#ffff00"/>
    </style:style>
    <style:style style:name="P20" style:family="paragraph" style:parent-style-name="Text_20_body" style:list-style-name="L4">
      <style:text-properties officeooo:rsid="0013780d" officeooo:paragraph-rsid="00212a7d" fo:background-color="#ffff00"/>
    </style:style>
    <style:style style:name="P21" style:family="paragraph" style:parent-style-name="Text_20_body" style:list-style-name="L5">
      <style:text-properties officeooo:rsid="0013780d" officeooo:paragraph-rsid="0013780d" fo:background-color="#ffff00"/>
    </style:style>
    <style:style style:name="P22" style:family="paragraph" style:parent-style-name="Text_20_body" style:list-style-name="L6">
      <style:text-properties officeooo:rsid="0013a8c8" officeooo:paragraph-rsid="0013a8c8" fo:background-color="#ffff00"/>
    </style:style>
    <style:style style:name="P23" style:family="paragraph" style:parent-style-name="Text_20_body" style:list-style-name="L4">
      <style:text-properties officeooo:rsid="0013a8c8" officeooo:paragraph-rsid="00212a7d" fo:background-color="#ffff00"/>
    </style:style>
    <style:style style:name="P24" style:family="paragraph" style:parent-style-name="Text_20_body" style:list-style-name="L7">
      <style:text-properties officeooo:rsid="001843dd" officeooo:paragraph-rsid="001843dd" fo:background-color="#ffff00"/>
    </style:style>
    <style:style style:name="P25" style:family="paragraph" style:parent-style-name="Text_20_body" style:list-style-name="L4">
      <style:text-properties officeooo:rsid="001843dd" officeooo:paragraph-rsid="00212a7d" fo:background-color="#ffff00"/>
    </style:style>
    <style:style style:name="P26" style:family="paragraph" style:parent-style-name="Text_20_body" style:list-style-name="L7">
      <style:text-properties officeooo:rsid="00192ddf" officeooo:paragraph-rsid="00192ddf" fo:background-color="#ffff00"/>
    </style:style>
    <style:style style:name="P27" style:family="paragraph" style:parent-style-name="Text_20_body">
      <style:text-properties officeooo:rsid="00192ddf" officeooo:paragraph-rsid="00212a7d" fo:background-color="#ffff00"/>
    </style:style>
    <style:style style:name="P28" style:family="paragraph" style:parent-style-name="Text_20_body" style:list-style-name="L4">
      <style:text-properties officeooo:rsid="00192ddf" officeooo:paragraph-rsid="00212a7d" fo:background-color="#ffff00"/>
    </style:style>
    <style:style style:name="P29" style:family="paragraph" style:parent-style-name="Text_20_body">
      <style:text-properties officeooo:rsid="00212a7d" officeooo:paragraph-rsid="00212a7d" fo:background-color="#ffff00"/>
    </style:style>
    <style:style style:name="P30" style:family="paragraph" style:parent-style-name="Text_20_body">
      <style:text-properties officeooo:rsid="0022e5ee" officeooo:paragraph-rsid="0022e5ee" fo:background-color="#ffff00"/>
    </style:style>
    <style:style style:name="P31" style:family="paragraph" style:parent-style-name="Heading_20_1">
      <style:text-properties officeooo:rsid="001b3748" officeooo:paragraph-rsid="001b3748"/>
    </style:style>
    <style:style style:name="P32" style:family="paragraph" style:parent-style-name="Heading_20_2">
      <style:text-properties officeooo:rsid="0013780d" officeooo:paragraph-rsid="0013780d"/>
    </style:style>
    <style:style style:name="P33" style:family="paragraph" style:parent-style-name="Heading_20_2">
      <style:text-properties officeooo:rsid="00154d06" officeooo:paragraph-rsid="00154d06"/>
    </style:style>
    <style:style style:name="T1" style:family="text">
      <style:text-properties officeooo:rsid="00108aa6"/>
    </style:style>
    <style:style style:name="T2" style:family="text">
      <style:text-properties officeooo:rsid="0011b0a2"/>
    </style:style>
    <style:style style:name="T3" style:family="text">
      <style:text-properties officeooo:rsid="001264ff"/>
    </style:style>
    <style:style style:name="T4" style:family="text">
      <style:text-properties officeooo:rsid="0016be35"/>
    </style:style>
    <style:style style:name="T5" style:family="text">
      <style:text-properties officeooo:rsid="001974d9"/>
    </style:style>
    <style:style style:name="T6" style:family="text">
      <style:text-properties fo:background-color="#ffff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text:span text:style-name="T1">Code Moth: </text:span>Programming for activists</text:p>
      <text:p text:style-name="P1"/>
      <text:h text:style-name="Heading_20_1" text:outline-level="1">Capabilities <text:span text:style-name="T3">(indirect objects of learning)</text:span></text:h>
      <text:list xml:id="list6949762683197874811" text:style-name="L1">
        <text:list-item>
          <text:p text:style-name="P8">Question, discern and discuss computer technology through the concepts of holistic and prescriptive technology, and think of technology as a web of causes and effects.</text:p>
        </text:list-item>
        <text:list-item>
          <text:p text:style-name="P8">Teach oneself new programming techniques independently by using various external resources.</text:p>
        </text:list-item>
        <text:list-item>
          <text:p text:style-name="P8">Sharing <text:span text:style-name="T2">code and other programming resources </text:span>with others and within teams.</text:p>
        </text:list-item>
        <text:list-item>
          <text:p text:style-name="P8">How to read and write the languages HTML, CSS and Javascript.</text:p>
        </text:list-item>
        <text:list-item>
          <text:p text:style-name="P8">Develop a web application from a meaningful idea, applying and developing all previous knowledge from the course.</text:p>
        </text:list-item>
        <text:list-item>
          <text:p text:style-name="P9">Appreciate frustration in programming</text:p>
        </text:list-item>
      </text:list>
      <text:p text:style-name="P1"/>
      <text:h text:style-name="Heading_20_1" text:outline-level="1">Objects of learning</text:h>
      <text:list xml:id="list5518826722549291963" text:style-name="L2">
        <text:list-item>
          <text:p text:style-name="P11">Holistic/prescriptive technology</text:p>
        </text:list-item>
        <text:list-item>
          <text:p text:style-name="P11">Self-teaching</text:p>
        </text:list-item>
        <text:list-item>
          <text:p text:style-name="P11">Code and resource sharing</text:p>
        </text:list-item>
        <text:list-item>
          <text:p text:style-name="P11">HTML</text:p>
        </text:list-item>
        <text:list-item>
          <text:p text:style-name="P11">CSS</text:p>
        </text:list-item>
        <text:list-item>
          <text:p text:style-name="P11">Javascript</text:p>
        </text:list-item>
        <text:list-item>
          <text:p text:style-name="P11">Software development</text:p>
        </text:list-item>
        <text:list-item>
          <text:p text:style-name="P10">Frustration appreciation</text:p>
        </text:list-item>
      </text:list>
      <text:p text:style-name="P2"/>
      <table:table table:name="Table1" table:style-name="Table1">
        <table:table-column table:style-name="Table1.A"/>
        <table:table-column table:style-name="Table1.B"/>
        <table:table-row>
          <table:table-cell table:style-name="Table1.A1" office:value-type="string">
            <text:p text:style-name="P6">Object of learning</text:p>
          </table:table-cell>
          <table:table-cell table:style-name="Table1.B1" office:value-type="string">
            <text:p text:style-name="P6">Number of lessons</text:p>
          </table:table-cell>
        </table:table-row>
        <table:table-row>
          <table:table-cell table:style-name="Table1.A2" office:value-type="string">
            <text:p text:style-name="P5">Holistic/prescriptive technology</text:p>
          </table:table-cell>
          <table:table-cell table:style-name="Table1.B2" office:value-type="string">
            <text:p text:style-name="P5">1</text:p>
          </table:table-cell>
        </table:table-row>
        <table:table-row>
          <table:table-cell table:style-name="Table1.A2" office:value-type="string">
            <text:p text:style-name="P5">Self-teaching</text:p>
          </table:table-cell>
          <table:table-cell table:style-name="Table1.B2" office:value-type="string">
            <text:p text:style-name="P5">1</text:p>
          </table:table-cell>
        </table:table-row>
        <table:table-row>
          <table:table-cell table:style-name="Table1.A2" office:value-type="string">
            <text:p text:style-name="P5">Code and resource sharing</text:p>
          </table:table-cell>
          <table:table-cell table:style-name="Table1.B2" office:value-type="string">
            <text:p text:style-name="P5">2</text:p>
          </table:table-cell>
        </table:table-row>
        <table:table-row>
          <table:table-cell table:style-name="Table1.A2" office:value-type="string">
            <text:p text:style-name="P5">HTML</text:p>
          </table:table-cell>
          <table:table-cell table:style-name="Table1.B2" office:value-type="string">
            <text:p text:style-name="P5">1</text:p>
          </table:table-cell>
        </table:table-row>
        <table:table-row>
          <table:table-cell table:style-name="Table1.A2" office:value-type="string">
            <text:p text:style-name="P5">CSS</text:p>
          </table:table-cell>
          <table:table-cell table:style-name="Table1.B2" office:value-type="string">
            <text:p text:style-name="P5">2</text:p>
          </table:table-cell>
        </table:table-row>
        <table:table-row>
          <table:table-cell table:style-name="Table1.A2" office:value-type="string">
            <text:p text:style-name="P7">Frustration appreciation</text:p>
          </table:table-cell>
          <table:table-cell table:style-name="Table1.B2" office:value-type="string">
            <text:p text:style-name="P7">1</text:p>
          </table:table-cell>
        </table:table-row>
        <table:table-row>
          <table:table-cell table:style-name="Table1.A2" office:value-type="string">
            <text:p text:style-name="P5">Javascript</text:p>
          </table:table-cell>
          <table:table-cell table:style-name="Table1.B2" office:value-type="string">
            <text:p text:style-name="P5">4</text:p>
          </table:table-cell>
        </table:table-row>
        <table:table-row>
          <table:table-cell table:style-name="Table1.A2" office:value-type="string">
            <text:p text:style-name="P5">Software development</text:p>
          </table:table-cell>
          <table:table-cell table:style-name="Table1.B2" office:value-type="string">
            <text:p text:style-name="P5">4</text:p>
          </table:table-cell>
        </table:table-row>
        <table:table-row>
          <table:table-cell table:style-name="Table1.A2" office:value-type="string">
            <text:p text:style-name="P6">Total</text:p>
          </table:table-cell>
          <table:table-cell table:style-name="Table1.B2" office:value-type="string">
            <text:p text:style-name="P6">1<text:span text:style-name="T4">6</text:span></text:p>
          </table:table-cell>
        </table:table-row>
      </table:table>
      <text:p text:style-name="P2"/>
      <text:h text:style-name="Heading_20_1" text:outline-level="1">Critical features</text:h>
      <text:h text:style-name="Heading_20_2" text:outline-level="2">Holistic/prescriptive technology</text:h>
      <text:p text:style-name="P3">[Studera föreläsningarna igen och anteckna ._.]</text:p>
      <text:h text:style-name="P32" text:outline-level="2"><text:soft-page-break/>Self-teaching</text:h>
      <text:list xml:id="list8761312396780299585" text:style-name="L3">
        <text:list-item>
          <text:p text:style-name="P12">Searching online</text:p>
        </text:list-item>
        <text:list-item>
          <text:p text:style-name="P12">Using forums</text:p>
        </text:list-item>
        <text:list-item>
          <text:p text:style-name="P12">Documentation standards, such as on GitHub</text:p>
        </text:list-item>
        <text:list-item>
          <text:p text:style-name="P12">Learning by example</text:p>
        </text:list-item>
      </text:list>
      <text:h text:style-name="P32" text:outline-level="2">Code and resource sharing</text:h>
      <text:list xml:id="list1192384670918282896" text:style-name="L4">
        <text:list-item>
          <text:p text:style-name="P19">Command line basics</text:p>
        </text:list-item>
        <text:list-item>
          <text:p text:style-name="P19">Git: clone and pull</text:p>
        </text:list-item>
        <text:list-item>
          <text:p text:style-name="P19">Git: add, commit and push</text:p>
        </text:list-item>
        <text:list-item>
          <text:p text:style-name="P13">How to use GitHub</text:p>
        </text:list-item>
        <text:list-item>
          <text:p text:style-name="P13">Open Source licenses</text:p>
        </text:list-item>
      </text:list>
      <text:h text:style-name="P32" text:outline-level="2">HTML</text:h>
      <text:list xml:id="list144617444426886148" text:style-name="L5">
        <text:list-item>
          <text:p text:style-name="P14">Markup language</text:p>
        </text:list-item>
        <text:list-item>
          <text:p text:style-name="P14">Element</text:p>
        </text:list-item>
        <text:list-item>
          <text:p text:style-name="P21">Content (in element)</text:p>
        </text:list-item>
        <text:list-item>
          <text:p text:style-name="P21">Hierarchy</text:p>
        </text:list-item>
        <text:list-item>
          <text:p text:style-name="P21">Class and ID</text:p>
        </text:list-item>
        <text:list-item>
          <text:p text:style-name="P21">Common elements</text:p>
        </text:list-item>
        <text:list-item>
          <text:p text:style-name="P14">The role of HTML in web development (content)</text:p>
        </text:list-item>
      </text:list>
      <text:h text:style-name="P32" text:outline-level="2">CSS</text:h>
      <text:list xml:id="list4059280478492236411" text:style-name="L6">
        <text:list-item>
          <text:p text:style-name="P15">Style sheet language</text:p>
        </text:list-item>
        <text:list-item>
          <text:p text:style-name="P22">Selector</text:p>
        </text:list-item>
        <text:list-item>
          <text:p text:style-name="P22">Declaration block</text:p>
        </text:list-item>
        <text:list-item>
          <text:p text:style-name="P22">Property</text:p>
        </text:list-item>
        <text:list-item>
          <text:p text:style-name="P22">Value</text:p>
        </text:list-item>
        <text:list-item>
          <text:p text:style-name="P22">Priority rules</text:p>
        </text:list-item>
        <text:list-item>
          <text:p text:style-name="P22">Common properties and values</text:p>
        </text:list-item>
      </text:list>
      <text:h text:style-name="P33" text:outline-level="2"><text:soft-page-break/>Javascript</text:h>
      <text:list xml:id="list6221969012132653971" text:style-name="L7">
        <text:list-item>
          <text:p text:style-name="P16">Programming language</text:p>
        </text:list-item>
        <text:list-item>
          <text:p text:style-name="P24">&lt;script&gt;</text:p>
        </text:list-item>
        <text:list-item>
          <text:p text:style-name="P16">Console</text:p>
        </text:list-item>
        <text:list-item>
          <text:p text:style-name="P24">Syntax: statement, code block, expression <text:span text:style-name="T5">[Rewrite according to the Wikipedia page for JavaScript syntax! It's good!]</text:span></text:p>
        </text:list-item>
        <text:list-item>
          <text:p text:style-name="P24">Values</text:p>
        </text:list-item>
        <text:list-item>
          <text:p text:style-name="P24">Variables</text:p>
        </text:list-item>
        <text:list-item>
          <text:p text:style-name="P24">Operators: arithmetic, assignment</text:p>
        </text:list-item>
        <text:list-item>
          <text:p text:style-name="P26">Comments</text:p>
        </text:list-item>
      </text:list>
      <text:h text:style-name="P33" text:outline-level="2">Software Development</text:h>
      <text:p text:style-name="P4">[…]</text:p>
      <text:h text:style-name="P31" text:outline-level="1">Automated validation</text:h>
      <text:p text:style-name="P18">The automated validation helps with giving simple feedback to the participants and dividng given exercises up into smaller parts. This makes it easier for participants to learn outside the official meetups, and liberates some workload off the teacher, leaving more time to help participants on a personal level.</text:p>
      <text:p text:style-name="P30">Sharing</text:p>
      <text:list xml:id="list173604439605679" text:continue-list="list1192384670918282896" text:style-name="L4">
        <text:list-item>
          <text:p text:style-name="P20">Command line basics</text:p>
        </text:list-item>
        <text:list-item>
          <text:p text:style-name="P20">Git: clone and pull</text:p>
        </text:list-item>
        <text:list-item>
          <text:p text:style-name="P20">Git: add, commit and push</text:p>
        </text:list-item>
      </text:list>
      <text:p text:style-name="P30">HTML</text:p>
      <text:list xml:id="list173604503383557" text:continue-numbering="true" text:style-name="L4">
        <text:list-item>
          <text:p text:style-name="P20">Content (in element)</text:p>
        </text:list-item>
        <text:list-item>
          <text:p text:style-name="P20">Hierarchy</text:p>
        </text:list-item>
        <text:list-item>
          <text:p text:style-name="P20">Class and ID</text:p>
        </text:list-item>
        <text:list-item>
          <text:p text:style-name="P20">Common elements</text:p>
        </text:list-item>
      </text:list>
      <text:p text:style-name="P30">CSS</text:p>
      <text:list xml:id="list173602886709051" text:continue-numbering="true" text:style-name="L4">
        <text:list-item>
          <text:p text:style-name="P23">Selector</text:p>
        </text:list-item>
        <text:list-item>
          <text:p text:style-name="P23">Declaration block</text:p>
        </text:list-item>
        <text:list-item>
          <text:p text:style-name="P23">Property</text:p>
        </text:list-item>
        <text:list-item>
          <text:p text:style-name="P23"><text:soft-page-break/>Value</text:p>
        </text:list-item>
        <text:list-item>
          <text:p text:style-name="P23">Priority rules</text:p>
        </text:list-item>
        <text:list-item>
          <text:p text:style-name="P23">Common properties and values</text:p>
        </text:list-item>
      </text:list>
      <text:p text:style-name="P30">Javascript</text:p>
      <text:list xml:id="list173603248271712" text:continue-numbering="true" text:style-name="L4">
        <text:list-item>
          <text:p text:style-name="P17"><text:span text:style-name="T6">&lt;script&gt;</text:span></text:p>
        </text:list-item>
        <text:list-item>
          <text:p text:style-name="P25">Syntax: statement, code block, expression <text:span text:style-name="T5">[Rewrite according to the Wikipedia page for JavaScript syntax! It's good!]</text:span></text:p>
        </text:list-item>
        <text:list-item>
          <text:p text:style-name="P25">Values</text:p>
        </text:list-item>
        <text:list-item>
          <text:p text:style-name="P25">Variables</text:p>
        </text:list-item>
        <text:list-item>
          <text:p text:style-name="P25">Operators: arithmetic, assignment</text:p>
        </text:list-item>
        <text:list-item>
          <text:p text:style-name="P28">Comments</text:p>
        </text:list-item>
      </text:list>
      <text:p text:style-name="P27"/>
      <text:p text:style-name="P29">SendValidationRequest → ValidationRequestSent</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00:02:56.146000000</meta:creation-date>
    <dc:date>2018-04-13T17:36:02.368000000</dc:date>
    <meta:editing-duration>PT12H33M52S</meta:editing-duration>
    <meta:editing-cycles>14</meta:editing-cycles>
    <meta:generator>LibreOffice/4.4.2.2$Windows_x86 LibreOffice_project/c4c7d32d0d49397cad38d62472b0bc8acff48dd6</meta:generator>
    <meta:document-statistic meta:table-count="1" meta:image-count="0" meta:object-count="0" meta:page-count="4" meta:paragraph-count="104" meta:word-count="425" meta:character-count="2591" meta:non-whitespace-character-count="2334"/>
  </office:meta>
</office:document-meta>
</file>